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>
      <style:text-properties fo:font-variant="normal" fo:text-transform="none" fo:color="#24292e" style:font-name="apple-system" fo:letter-spacing="normal" fo:font-style="normal" fo:font-weight="bold" officeooo:paragraph-rsid="000dd876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text-properties officeooo:paragraph-rsid="000dd876"/>
    </style:style>
    <style:style style:name="P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Text_20_body">
      <style:paragraph-properties fo:margin-top="0in" fo:margin-bottom="0in" loext:contextual-spacing="false" fo:orphans="2" fo:widows="2"/>
    </style:style>
    <style:style style:name="P8" style:family="paragraph" style:parent-style-name="Text_20_body">
      <style:paragraph-properties fo:margin-top="0in" fo:margin-bottom="0in" loext:contextual-spacing="false" fo:orphans="2" fo:widows="2"/>
      <style:text-properties officeooo:paragraph-rsid="000c7c91"/>
    </style:style>
    <style:style style:name="P9" style:family="paragraph" style:parent-style-name="Text_20_body">
      <style:paragraph-properties fo:margin-top="0in" fo:margin-bottom="0in" loext:contextual-spacing="false" fo:orphans="2" fo:widows="2"/>
      <style:text-properties officeooo:paragraph-rsid="00116bfe"/>
    </style:style>
    <style:style style:name="P1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11" style:family="paragraph" style:parent-style-name="Heading_20_3">
      <style:paragraph-properties fo:margin-top="0in" fo:margin-bottom="0in" loext:contextual-spacing="false" fo:orphans="2" fo:widows="2"/>
    </style:style>
    <style:style style:name="P12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13" style:family="paragraph" style:parent-style-name="Heading_20_5">
      <style:paragraph-properties fo:margin-top="0in" fo:margin-bottom="0in" loext:contextual-spacing="false" fo:orphans="2" fo:widows="2"/>
      <style:text-properties officeooo:paragraph-rsid="000c7c91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19a3"/>
    </style:style>
    <style:style style:name="P1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officeooo:paragraph-rsid="000b212e"/>
    </style:style>
    <style:style style:name="P19" style:family="paragraph" style:parent-style-name="Text_20_body">
      <style:paragraph-properties fo:margin-top="0.25in" fo:margin-bottom="0.1665in" loext:contextual-spacing="false" fo:line-height="125%" fo:orphans="2" fo:widows="2"/>
      <style:text-properties fo:font-variant="normal" fo:text-transform="none" fo:color="#6a737d" style:font-name="apple-system" fo:font-size="9.75pt" fo:letter-spacing="normal" fo:font-style="normal" fo:font-weight="bold" officeooo:paragraph-rsid="000b212e"/>
    </style:style>
    <style:style style:name="P20" style:family="paragraph" style:parent-style-name="Text_20_body">
      <style:paragraph-properties fo:margin-top="0.25in" fo:margin-bottom="0.1665in" loext:contextual-spacing="false" fo:line-height="125%" fo:orphans="2" fo:widows="2"/>
      <style:text-properties fo:font-variant="normal" fo:text-transform="none" fo:color="#6a737d" style:font-name="apple-system" fo:font-size="11pt" fo:letter-spacing="normal" fo:font-style="normal" fo:font-weight="bold" officeooo:paragraph-rsid="000b212e" style:font-size-asian="11pt" style:font-size-complex="11pt"/>
    </style:style>
    <style:style style:name="P21" style:family="paragraph" style:parent-style-name="Heading_20_3">
      <style:paragraph-properties fo:margin-top="0.25in" fo:margin-bottom="0.1665in" loext:contextual-spacing="false" fo:line-height="125%" fo:orphans="2" fo:widows="2"/>
      <style:text-properties fo:font-variant="normal" fo:text-transform="none" fo:color="#24292e" style:font-name="apple-system" fo:font-size="14pt" fo:letter-spacing="normal" fo:font-style="normal" fo:font-weight="bold" officeooo:paragraph-rsid="000b212e" style:font-size-asian="14pt" style:font-size-complex="14pt"/>
    </style:style>
    <style:style style:name="P22" style:family="paragraph" style:parent-style-name="Heading_20_3">
      <style:paragraph-properties fo:margin-top="0.25in" fo:margin-bottom="0.1665in" loext:contextual-spacing="false" fo:line-height="125%" fo:orphans="2" fo:widows="2"/>
      <style:text-properties fo:font-variant="normal" fo:text-transform="none" fo:color="#24292e" style:font-name="apple-system" fo:font-size="11pt" fo:letter-spacing="normal" fo:font-style="normal" fo:font-weight="bold" officeooo:paragraph-rsid="000b212e" style:font-size-asian="11pt" style:font-size-complex="11pt"/>
    </style:style>
    <style:style style:name="P23" style:family="paragraph" style:parent-style-name="Heading_20_5">
      <style:paragraph-properties fo:margin-top="0.25in" fo:margin-bottom="0.1665in" loext:contextual-spacing="false" fo:line-height="125%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24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P25" style:family="paragraph" style:parent-style-name="Heading_20_3">
      <style:text-properties fo:font-variant="normal" fo:text-transform="none" fo:color="#24292e" style:font-name="apple-system" fo:letter-spacing="normal" fo:font-style="normal" fo:font-weight="bold" officeooo:paragraph-rsid="000dd876"/>
    </style:style>
    <style:style style:name="P26" style:family="paragraph" style:parent-style-name="Heading_20_3">
      <style:text-properties fo:background-color="transparent"/>
    </style:style>
    <style:style style:name="P27" style:family="paragraph" style:parent-style-name="Heading_20_3">
      <style:text-properties officeooo:paragraph-rsid="000dd876"/>
    </style:style>
    <style:style style:name="P28" style:family="paragraph" style:parent-style-name="Heading_20_5">
      <style:text-properties fo:font-variant="normal" fo:text-transform="none" fo:color="#24292e" style:font-name="apple-system" fo:font-size="14pt" fo:letter-spacing="normal" fo:font-style="normal" fo:font-weight="bold" style:font-size-asian="14pt" style:font-size-complex="14pt"/>
    </style:style>
    <style:style style:name="P29" style:family="paragraph" style:parent-style-name="Text_20_body">
      <style:text-properties officeooo:paragraph-rsid="000dd876"/>
    </style:style>
    <style:style style:name="P30" style:family="paragraph" style:parent-style-name="Text_20_body">
      <style:text-properties fo:background-color="transparent"/>
    </style:style>
    <style:style style:name="P31" style:family="paragraph" style:parent-style-name="Text_20_body" style:list-style-name="L1">
      <style:paragraph-properties fo:margin-top="0.25in" fo:margin-bottom="0.1665in" loext:contextual-spacing="false" fo:line-height="125%" fo:orphans="2" fo:widows="2"/>
      <style:text-properties fo:font-variant="normal" fo:text-transform="none" fo:color="#6a737d" style:font-name="apple-system" fo:font-size="11pt" fo:letter-spacing="normal" fo:font-style="normal" fo:font-weight="bold" officeooo:paragraph-rsid="000b212e" style:font-size-asian="11pt" style:font-size-complex="11pt"/>
    </style:style>
    <style:style style:name="P32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33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35" style:family="paragraph" style:parent-style-name="Text_20_body" style:list-style-name="L6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6" style:family="paragraph" style:parent-style-name="Text_20_body" style:list-style-name="L7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7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P38" style:family="paragraph" style:parent-style-name="Text_20_body" style:list-style-name="L3">
      <style:paragraph-properties fo:margin-top="0in" fo:margin-bottom="0in" loext:contextual-spacing="false" fo:orphans="2" fo:widows="2"/>
      <style:text-properties officeooo:paragraph-rsid="000c7c91"/>
    </style:style>
    <style:style style:name="P39" style:family="paragraph" style:parent-style-name="Text_20_body" style:list-style-name="L4">
      <style:paragraph-properties fo:margin-top="0in" fo:margin-bottom="0in" loext:contextual-spacing="false" fo:orphans="2" fo:widows="2"/>
    </style:style>
    <style:style style:name="P40" style:family="paragraph" style:parent-style-name="Text_20_body" style:list-style-name="L5">
      <style:paragraph-properties fo:margin-top="0in" fo:margin-bottom="0in" loext:contextual-spacing="false" fo:orphans="2" fo:widows="2"/>
    </style:style>
    <style:style style:name="P41" style:family="paragraph" style:parent-style-name="Text_20_body" style:list-style-name="L6">
      <style:paragraph-properties fo:margin-top="0in" fo:margin-bottom="0in" loext:contextual-spacing="false" fo:orphans="2" fo:widows="2"/>
    </style:style>
    <style:style style:name="P42" style:family="paragraph" style:parent-style-name="Text_20_body" style:list-style-name="L7">
      <style:paragraph-properties fo:margin-top="0in" fo:margin-bottom="0in" loext:contextual-spacing="false" fo:orphans="2" fo:widows="2"/>
    </style:style>
    <style:style style:name="P43" style:family="paragraph" style:parent-style-name="Text_20_body" style:list-style-name="L7">
      <style:paragraph-properties fo:margin-top="0in" fo:margin-bottom="0in" loext:contextual-spacing="false" fo:orphans="2" fo:widows="2"/>
      <style:text-properties officeooo:paragraph-rsid="000fca27"/>
    </style:style>
    <style:style style:name="P44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c7c91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paragraph-rsid="00116bfe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f19a3"/>
    </style:style>
    <style:style style:name="P50" style:family="paragraph" style:parent-style-name="Text_20_body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6a737d" style:font-name="apple-system" fo:font-size="11pt" fo:letter-spacing="normal" fo:font-style="normal" style:text-underline-style="solid" style:text-underline-width="auto" style:text-underline-color="font-color" fo:font-weight="bold" officeooo:rsid="000b212e" officeooo:paragraph-rsid="000b212e" fo:background-color="#ffffff" style:font-size-asian="9.60000038146973pt" style:font-size-complex="11pt"/>
    </style:style>
    <style:style style:name="P51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000000" style:font-name="apple-system" fo:font-size="11pt" fo:letter-spacing="normal" fo:font-style="normal" style:text-underline-style="none" fo:font-weight="bold" officeooo:rsid="000b212e" officeooo:paragraph-rsid="000dd876" fo:background-color="#ffffff" style:font-size-asian="9.60000038146973pt" style:font-size-complex="11pt"/>
    </style:style>
    <style:style style:name="P52" style:family="paragraph" style:parent-style-name="Heading_20_3">
      <style:text-properties fo:font-variant="normal" fo:text-transform="none" fo:color="#24292e" style:font-name="apple-system" fo:letter-spacing="normal" fo:font-style="normal" fo:font-weight="bold" fo:background-color="transparent"/>
    </style:style>
    <style:style style:name="P53" style:family="paragraph" style:parent-style-name="Heading_20_6" style:list-style-name="L1">
      <style:paragraph-properties fo:margin-top="0.25in" fo:margin-bottom="0.1665in" loext:contextual-spacing="false" fo:line-height="125%" fo:orphans="2" fo:widows="2"/>
      <style:text-properties officeooo:paragraph-rsid="000b212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c7c91" style:font-size-asian="12pt" style:font-size-complex="12pt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24292e" style:font-name="apple-system" fo:font-size="11pt" fo:letter-spacing="normal" fo:font-style="normal" fo:font-weight="normal" officeooo:rsid="000c7c91" style:font-size-asian="11pt" style:font-size-complex="11pt"/>
    </style:style>
    <style:style style:name="T8" style:family="text">
      <style:text-properties fo:font-variant="normal" fo:text-transform="none" fo:color="#24292e" style:font-name="apple-system" fo:font-size="11pt" fo:letter-spacing="normal" fo:font-style="normal" fo:font-weight="bold" officeooo:rsid="000c7c91" style:font-size-asian="11pt" style:font-size-complex="11pt"/>
    </style:style>
    <style:style style:name="T9" style:family="text">
      <style:text-properties fo:font-variant="normal" fo:text-transform="none" fo:color="#24292e" style:font-name="apple-system" fo:font-size="14pt" fo:letter-spacing="normal" fo:font-style="normal" fo:font-weight="bold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24292e" style:font-name="apple-system" fo:font-size="14pt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24292e" style:font-name="apple-system" fo:font-size="14pt" fo:letter-spacing="normal" fo:font-style="normal" fo:font-weight="bold" officeooo:rsid="000e68fc" style:font-size-asian="14pt" style:font-size-complex="14pt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fo:color="#24292e" style:font-name="SFMono-Regular" fo:font-size="9.75pt" fo:letter-spacing="normal" fo:language="en" fo:country="US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24292e" style:font-name="SFMono-Regular" fo:font-size="11pt" fo:letter-spacing="normal" fo:font-style="normal" fo:font-weight="normal" officeooo:rsid="000c7c91" style:font-size-asian="11pt" style:font-size-complex="11pt"/>
    </style:style>
    <style:style style:name="T18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e" fo:letter-spacing="normal" fo:background-color="#ffffff" loext:char-shading-value="0" loext:padding="0in" loext:border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366d6" style:font-name="apple-system" fo:font-size="11pt" fo:letter-spacing="normal" fo:font-style="normal" style:text-underline-style="solid" style:text-underline-width="auto" style:text-underline-color="font-color" fo:font-weight="bold" fo:background-color="#ffffff" loext:char-shading-value="0" style:font-size-asian="11pt" style:font-size-complex="11pt"/>
    </style:style>
    <style:style style:name="T27" style:family="text">
      <style:text-properties fo:font-variant="normal" fo:text-transform="none" fo:color="#6a737d" style:font-name="apple-system" fo:font-size="11pt" fo:letter-spacing="normal" fo:font-style="normal" fo:font-weight="bold" officeooo:rsid="000b212e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Server-Info</text:h>
      <text:list xml:id="list605610545" text:style-name="L1">
        <text:list-item>
          <text:h text:style-name="P53" text:outline-level="6"><text:bookmark text:name="user-content-address-http35177244230"/><text:span text:style-name="T27">Address: </text:span><text:a xlink:type="simple" xlink:href="http://35.177.244.230/" text:style-name="Internet_20_link" text:visited-style-name="Visited_20_Internet_20_Link"><text:span text:style-name="T26">http://35.177.244.230/</text:span></text:a></text:h>
        </text:list-item>
        <text:list-item>
          <text:p text:style-name="P31">SSH port: 2200</text:p>
        </text:list-item>
      </text:list>
      <text:h text:style-name="P22" text:outline-level="3">Create-new-user</text:h>
      <text:p text:style-name="P14"><text:span text:style-name="T2">Add new user <text:s/></text:span><text:span text:style-name="Source_20_Text"><text:span text:style-name="T18">sudo adduser grader</text:span></text:span></text:p>
      <text:p text:style-name="P14"><text:span text:style-name="Source_20_Text"><text:span text:style-name="T18"/></text:span></text:p>
      <text:p text:style-name="P14"><text:span text:style-name="T2">Give access to user “</text:span><text:span text:style-name="Source_20_Text"><text:span text:style-name="T18">sudo nano /etc/sudoers.d/grader”</text:span></text:span></text:p>
      <text:p text:style-name="P14"><text:span text:style-name="Source_20_Text"><text:span text:style-name="T18"/></text:span></text:p>
      <text:p text:style-name="P14"><text:span text:style-name="T2">Add following line to this file </text:span><text:span text:style-name="Source_20_Text"><text:span text:style-name="T18">ALL=(ALL:ALL) ALL</text:span></text:span></text:p>
      <text:p text:style-name="P20"/>
      <text:h text:style-name="P21" text:outline-level="3">AWS-instance</text:h>
      <text:list xml:id="list481288972" text:style-name="L2">
        <text:list-item>
          <text:p text:style-name="P32"><text:span text:style-name="T6">Create an Ubuntu instance on AWS </text:span><text:a xlink:type="simple" xlink:href="https://lightsail.aws.amazon.com/" text:style-name="Internet_20_link" text:visited-style-name="Visited_20_Internet_20_Link"><text:span text:style-name="T25">LightSail</text:span></text:a></text:p>
        </text:list-item>
        <text:list-item>
          <text:p text:style-name="P33">login using instance setting page</text:p>
        </text:list-item>
        <text:list-item>
          <text:p text:style-name="P37"><text:span text:style-name="T6">update “</text:span><text:span text:style-name="Source_20_Text"><text:span text:style-name="T16">sudo apt-get update”</text:span></text:span></text:p>
          <text:p text:style-name="P37"><text:span text:style-name="Source_20_Text"><text:span text:style-name="T16"/></text:span></text:p>
        </text:list-item>
        <text:list-item>
          <text:p text:style-name="P37"><text:span text:style-name="T6">upgrade “</text:span><text:span text:style-name="Source_20_Text"><text:span text:style-name="T16">sudo apt-get upgrade”</text:span></text:span></text:p>
          <text:p text:style-name="P37"><text:span text:style-name="Source_20_Text"><text:span text:style-name="T16"/></text:span></text:p>
        </text:list-item>
      </text:list>
      <text:p text:style-name="P8"><text:span text:style-name="Source_20_Text"><text:span text:style-name="T17"/></text:span></text:p>
      <text:h text:style-name="P13" text:outline-level="5"><text:span text:style-name="Source_20_Text"><text:span text:style-name="T8">Disable password login</text:span></text:span></text:h>
      <text:p text:style-name="P48"/>
      <text:list xml:id="list1846182019" text:style-name="L3">
        <text:list-item>
          <text:p text:style-name="P38"><text:span text:style-name="T7">Change </text:span><text:span text:style-name="T6">PasswordAuthentication</text:span><text:span text:style-name="T7"> from yes to no “</text:span><text:span text:style-name="Source_20_Text"><text:span text:style-name="T17">sudo nano /etc/ssh/sshd_config” </text:span></text:span><text:span text:style-name="T7">and save the file</text:span></text:p>
        </text:list-item>
      </text:list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h text:style-name="P13" text:outline-level="5"><text:span text:style-name="Source_20_Text"><text:span text:style-name="T8">Disable root user login</text:span></text:span></text:h>
      <text:p text:style-name="P8"><text:span text:style-name="Source_20_Text"><text:span text:style-name="T8"/></text:span></text:p>
      <text:list xml:id="list3953500830" text:style-name="L4">
        <text:list-item>
          <text:p text:style-name="P39"><text:span text:style-name="T2">Change </text:span><text:span text:style-name="Source_20_Text"><text:span text:style-name="T18">PermitRootLogin </text:span></text:span><text:span text:style-name="T2">to </text:span><text:span text:style-name="Source_20_Text"><text:span text:style-name="T18">no </text:span></text:span><text:span text:style-name="T2">. “</text:span><text:span text:style-name="Source_20_Text"><text:span text:style-name="T18">sudo nano /etc/ssh/sshd_config” </text:span></text:span><text:span text:style-name="T2">and save the file</text:span></text:p>
        </text:list-item>
      </text:list>
      <text:p text:style-name="P8"><text:span text:style-name="Source_20_Text"><text:span text:style-name="T17"/></text:span></text:p>
      <text:p text:style-name="P19"/>
      <text:p text:style-name="P18"/>
      <text:h text:style-name="P51" text:outline-level="3"><text:soft-page-break/>Create-SSH-Key</text:h>
      <text:h text:style-name="P23" text:outline-level="5">On your local machine</text:h>
      <text:p text:style-name="P7"><text:span text:style-name="T2">generate SSH key pair with “</text:span><text:span text:style-name="Source_20_Text"><text:span text:style-name="T18">ssh-keygen” </text:span></text:span><text:span text:style-name="T2">for example grader</text:span></text:p>
      <text:p text:style-name="P44"/>
      <text:p text:style-name="P7"><text:span text:style-name="T2">save your keygen file in your ssh directory </text:span><text:span text:style-name="Source_20_Text"><text:span text:style-name="T18">.ssh</text:span></text:span></text:p>
      <text:h text:style-name="P23" text:outline-level="5">On your server</text:h>
      <text:p text:style-name="P7"><text:span text:style-name="T2">login to your server and create new dirctory .ssh “</text:span><text:span text:style-name="Source_20_Text"><text:span text:style-name="T18">mkdir .ssh”</text:span></text:span></text:p>
      <text:p text:style-name="P7"><text:span text:style-name="Source_20_Text"><text:span text:style-name="T18"/></text:span></text:p>
      <text:p text:style-name="P7"><text:span text:style-name="T2">Set permissions for .ssh “</text:span><text:span text:style-name="Source_20_Text"><text:span text:style-name="T18">chmod 700 .ssh”</text:span></text:span></text:p>
      <text:p text:style-name="P7"><text:span text:style-name="Source_20_Text"><text:span text:style-name="T18"/></text:span></text:p>
      <text:p text:style-name="P7"><text:span text:style-name="T2">make file to store authorized keys inside ssh directory</text:span><text:span text:style-name="T3"> “</text:span><text:span text:style-name="Source_20_Text"><text:span text:style-name="T18">touch .ssh/authorized_keys”</text:span></text:span></text:p>
      <text:p text:style-name="P7"><text:span text:style-name="Source_20_Text"><text:span text:style-name="T18"/></text:span></text:p>
      <text:p text:style-name="P7"><text:span text:style-name="T2">Set permissions “</text:span><text:span text:style-name="Source_20_Text"><text:span text:style-name="T18">chmod 644 .ssh/authorized_keys”</text:span></text:span></text:p>
      <text:p text:style-name="P7"><text:span text:style-name="Source_20_Text"><text:span text:style-name="T18"/></text:span></text:p>
      <text:p text:style-name="P45">from your local machine copy the content from previously created</text:p>
      <text:p text:style-name="P8"><text:span text:style-name="T2">key </text:span><text:span text:style-name="Source_20_Text"><text:span text:style-name="T18">grader.pub </text:span></text:span><text:span text:style-name="T2">back to your server and paste it in”</text:span><text:span text:style-name="Source_20_Text"><text:span text:style-name="T18">.ssh/authorized_keys” </text:span></text:span><text:span text:style-name="T2">file</text:span></text:p>
      <text:p text:style-name="P50"/>
      <text:h text:style-name="P28" text:outline-level="5">Change default port to 2200</text:h>
      <text:p text:style-name="P2"/>
      <text:list xml:id="list2055500559" text:style-name="L5">
        <text:list-item>
          <text:p text:style-name="P34">first go to Amazon lightsail server Head to your instance ,Networking , Firewall and allow 50683/tcp custom port.</text:p>
        </text:list-item>
        <text:list-item>
          <text:p text:style-name="P40"><text:span text:style-name="T2">Change </text:span><text:span text:style-name="Source_20_Text"><text:span text:style-name="T18">Port </text:span></text:span><text:span text:style-name="T2">to </text:span><text:span text:style-name="Source_20_Text"><text:span text:style-name="T18">2200</text:span></text:span><text:span text:style-name="Source_20_Text"><text:span text:style-name="T2"> “</text:span></text:span><text:span text:style-name="Source_20_Text"><text:span text:style-name="T18">sudo nano /etc/ssh/sshd_config” </text:span></text:span><text:span text:style-name="T2">and save the file</text:span></text:p>
        </text:list-item>
        <text:list-item>
          <text:p text:style-name="P40"><text:span text:style-name="T2">Run “</text:span><text:span text:style-name="Source_20_Text"><text:span text:style-name="T18">sudo service ssh restart” </text:span></text:span><text:span text:style-name="T2">to restart ssh service.</text:span></text:p>
        </text:list-item>
      </text:list>
      <text:p text:style-name="Standard"/>
      <text:p text:style-name="Standard"/>
      <text:h text:style-name="P25" text:outline-level="3">Configure-Firewall</text:h>
      <text:p text:style-name="P3"/>
      <text:p text:style-name="P16"><text:span text:style-name="Source_20_Text"><text:span text:style-name="T21"><text:s text:c="2"/></text:span></text:span><text:span text:style-name="Source_20_Text"><text:span text:style-name="T14">sudo ufw default deny incoming</text:span></text:span></text:p>
      <text:p text:style-name="P10"><text:span text:style-name="Source_20_Text"><text:span text:style-name="T21"><text:s text:c="2"/></text:span></text:span><text:span text:style-name="Source_20_Text"><text:span text:style-name="T14">sudo ufw default allow outgoing</text:span></text:span></text:p>
      <text:p text:style-name="P10"><text:span text:style-name="Source_20_Text"><text:span text:style-name="T21"><text:s text:c="2"/></text:span></text:span><text:span text:style-name="Source_20_Text"><text:span text:style-name="T14">sudo ufw allow 50683/tcp</text:span></text:span></text:p>
      <text:p text:style-name="P10"><text:span text:style-name="Source_20_Text"><text:span text:style-name="T21"><text:s text:c="2"/></text:span></text:span><text:span text:style-name="Source_20_Text"><text:span text:style-name="T14">sudo ufw allow www</text:span></text:span></text:p>
      <text:p text:style-name="P10"><text:span text:style-name="Source_20_Text"><text:span text:style-name="T21"><text:s text:c="2"/></text:span></text:span><text:span text:style-name="Source_20_Text"><text:span text:style-name="T14">sudo ufw allow ntp</text:span></text:span></text:p>
      <text:p text:style-name="P10"><text:span text:style-name="Source_20_Text"><text:span text:style-name="T21"><text:s text:c="2"/></text:span></text:span><text:span text:style-name="Source_20_Text"><text:span text:style-name="T14">sudo ufw enable</text:span></text:span></text:p>
      <text:p text:style-name="P1"/>
      <text:p text:style-name="P1"><text:soft-page-break/></text:p>
      <text:h text:style-name="P52" text:outline-level="3">Install-apache2</text:h>
      <text:p text:style-name="P1"/>
      <text:p text:style-name="P4"><text:span text:style-name="Source_20_Text"><text:span text:style-name="T12">“sudo apt-get install apache2 libapache2-mod-wsgi”</text:span></text:span></text:p>
      <text:p text:style-name="P4"><text:a xlink:type="simple" xlink:href="https://help.ubuntu.com/lts/serverguide/postgresql.html" text:style-name="Internet_20_link" text:visited-style-name="Visited_20_Internet_20_Link"><text:span text:style-name="Source_20_Text"><text:span text:style-name="T22"/></text:span></text:a></text:p>
      <text:p text:style-name="P4"><text:span text:style-name="Source_20_Text"><text:span text:style-name="T12"/></text:span></text:p>
      <text:h text:style-name="P26" text:outline-level="3"><text:span text:style-name="Source_20_Text"><text:span text:style-name="T10">Install-PostgreSQL</text:span></text:span></text:h>
      <text:p text:style-name="P4"><text:span text:style-name="Source_20_Text"><text:span text:style-name="T12"/></text:span></text:p>
      <text:p text:style-name="P5"><text:span text:style-name="Source_20_Text"><text:span text:style-name="T4">Installing PostgreSQL Python dependencies “</text:span></text:span><text:span text:style-name="Source_20_Text"><text:span text:style-name="T19">sudo apt-get install libpq-dev python-dev”</text:span></text:span></text:p>
      <text:p text:style-name="P5"><text:span text:style-name="T2">Installing PostgreSQL “</text:span><text:span text:style-name="Source_20_Text"><text:span text:style-name="T18">sudo apt-get install postgresql postgresql-contrib”</text:span></text:span></text:p>
      <text:p text:style-name="P5"><text:span text:style-name="Source_20_Text"><text:span text:style-name="T2">Resource </text:span></text:span><text:a xlink:type="simple" xlink:href="https://help.ubuntu.com/lts/serverguide/postgresql.html" text:style-name="Internet_20_link" text:visited-style-name="Visited_20_Internet_20_Link"><text:span text:style-name="Source_20_Text"><text:span text:style-name="T24">ubuntu</text:span></text:span></text:a></text:p>
      <text:p text:style-name="P5"><text:span text:style-name="Source_20_Text"><text:span text:style-name="T18"/></text:span></text:p>
      <text:p text:style-name="P5"><text:span text:style-name="Source_20_Text"><text:span text:style-name="T12"/></text:span></text:p>
      <text:h text:style-name="P27" text:outline-level="3"><text:span text:style-name="Source_20_Text"><text:span text:style-name="T10">Clone </text:span></text:span><text:span text:style-name="Source_20_Text"><text:span text:style-name="T11">Catalog</text:span></text:span></text:h>
      <text:p text:style-name="P7"><text:span text:style-name="T2">Make a catalog named directory in /var/www “</text:span><text:span text:style-name="Source_20_Text"><text:span text:style-name="T18">sudo mkdir /var/www/catalog”</text:span></text:span></text:p>
      <text:p text:style-name="P7"><text:span text:style-name="Source_20_Text"><text:span text:style-name="T18"/></text:span></text:p>
      <text:p text:style-name="P7"><text:span text:style-name="T2">Change the owner of the directory catalog “</text:span><text:span text:style-name="Source_20_Text"><text:span text:style-name="T18">sudo chown -R grader:grader /var/www/catalog”</text:span></text:span></text:p>
      <text:p text:style-name="P7"><text:span text:style-name="Source_20_Text"><text:span text:style-name="T18"/></text:span></text:p>
      <text:p text:style-name="P7"><text:span text:style-name="T2">Clone the bookCatalog to the catalog directory “</text:span><text:span text:style-name="Source_20_Text"><text:span text:style-name="T18">https://github.com/hussamEL-Hwary/Flask-items-catalog.git catalog”</text:span></text:span></text:p>
      <text:p text:style-name="P7"><text:span text:style-name="Source_20_Text"><text:span text:style-name="T18"/></text:span></text:p>
      <text:p text:style-name="P7"><text:span text:style-name="T2">Create new branch production of repo catalog “</text:span><text:span text:style-name="Source_20_Text"><text:span text:style-name="T18">cd catalog &amp;&amp; git checkout -b production”</text:span></text:span></text:p>
      <text:p text:style-name="P7"><text:span text:style-name="Source_20_Text"><text:span text:style-name="T18"/></text:span></text:p>
      <text:p text:style-name="P7"><text:span text:style-name="T2">change </text:span><text:span text:style-name="Source_20_Text"><text:span text:style-name="T18">app.py </text:span></text:span><text:span text:style-name="T2">to </text:span><text:span text:style-name="Source_20_Text"><text:span text:style-name="T18">__init__.py</text:span></text:span></text:p>
      <text:p text:style-name="P7"><text:span text:style-name="Source_20_Text"><text:span text:style-name="T18"/></text:span></text:p>
      <text:h text:style-name="P11" text:outline-level="3"><text:span text:style-name="Source_20_Text"><text:span text:style-name="T10">Virtual-Environment</text:span></text:span></text:h>
      <text:p text:style-name="P7"><text:span text:style-name="Source_20_Text"><text:span text:style-name="T5"/></text:span></text:p>
      <text:p text:style-name="P14"><text:span text:style-name="T1">install python-pip “</text:span><text:span text:style-name="Source_20_Text"><text:span text:style-name="T12">sudo apt-get install python-pip”</text:span></text:span></text:p>
      <text:p text:style-name="P14"><text:span text:style-name="Source_20_Text"><text:span text:style-name="T12"/></text:span></text:p>
      <text:p text:style-name="P14"><text:span text:style-name="T1">install virtualenv “</text:span><text:span text:style-name="Source_20_Text"><text:span text:style-name="T12">sudo pip install virtualenv”</text:span></text:span></text:p>
      <text:p text:style-name="P14"><text:span text:style-name="Source_20_Text"><text:span text:style-name="T12"/></text:span></text:p>
      <text:p text:style-name="P14"><text:span text:style-name="T1">cd to catalog file “</text:span><text:span text:style-name="Source_20_Text"><text:span text:style-name="T12">cd /var/www/catalog/catalog” </text:span></text:span><text:span text:style-name="T1">and run</text:span></text:p>
      <text:p text:style-name="P16"><text:span text:style-name="Source_20_Text"><text:span text:style-name="T13">sudo pip install virtualenv </text:span></text:span></text:p>
      <text:p text:style-name="P10"><text:span text:style-name="Source_20_Text"><text:span text:style-name="T13">sudo virtualenv venv</text:span></text:span></text:p>
      <text:p text:style-name="P10"><text:span text:style-name="Source_20_Text"><text:span text:style-name="T13">source venv/bin/activate </text:span></text:span></text:p>
      <text:p text:style-name="P7"><text:span text:style-name="Source_20_Text"><text:span text:style-name="T18"/></text:span></text:p>
      <text:p text:style-name="P7"><text:soft-page-break/></text:p>
      <text:p text:style-name="P7"/>
      <text:p text:style-name="P7"/>
      <text:p text:style-name="P7"/>
      <text:p text:style-name="P7"/>
      <text:p text:style-name="P7"/>
      <text:h text:style-name="P12" text:outline-level="3">Create Database</text:h>
      <text:p text:style-name="P6"/>
      <text:p text:style-name="P14"><text:span text:style-name="T1">Login as postgres User “</text:span><text:span text:style-name="Source_20_Text"><text:span text:style-name="T12">sudo su – postgres”</text:span></text:span></text:p>
      <text:p text:style-name="P14"><text:span text:style-name="Source_20_Text"><text:span text:style-name="T12"/></text:span></text:p>
      <text:p text:style-name="P14"><text:span text:style-name="T1">cd to app file “</text:span><text:span text:style-name="Source_20_Text"><text:span text:style-name="T12">cd /var/www/catalog/catalog”</text:span></text:span></text:p>
      <text:p text:style-name="P14"><text:span text:style-name="Source_20_Text"><text:span text:style-name="T12"/></text:span></text:p>
      <text:p text:style-name="P14"><text:span text:style-name="T1">get into PostgreSQL shell “</text:span><text:span text:style-name="Source_20_Text"><text:span text:style-name="T12">psql”</text:span></text:span></text:p>
      <text:p text:style-name="P14"><text:span text:style-name="Source_20_Text"><text:span text:style-name="T12"/></text:span></text:p>
      <text:p text:style-name="P14"><text:span text:style-name="T1">Create a new User named “</text:span><text:span text:style-name="Source_20_Text"><text:span text:style-name="T12">CREATE USER catalog WITH PASSWORD 'password' ”</text:span></text:span></text:p>
      <text:p text:style-name="P14"><text:span text:style-name="Source_20_Text"><text:span text:style-name="T12"/></text:span></text:p>
      <text:p text:style-name="P15"><text:span text:style-name="T1">Create a new DB named </text:span><text:span text:style-name="Source_20_Text"><text:span text:style-name="T12"><text:s/>“CREATE DATABASE catalog WITH OWNER catalog”</text:span></text:span></text:p>
      <text:p text:style-name="P15"><text:span text:style-name="Source_20_Text"><text:span text:style-name="T12"/></text:span></text:p>
      <text:p text:style-name="P14"><text:span text:style-name="T1">Connect to the database </text:span><text:span text:style-name="Emphasis"><text:span text:style-name="T1">catalog “</text:span></text:span><text:span text:style-name="Source_20_Text"><text:span text:style-name="T12">\c catalog”</text:span></text:span></text:p>
      <text:p text:style-name="P14"><text:span text:style-name="Source_20_Text"><text:span text:style-name="T12"/></text:span></text:p>
      <text:p text:style-name="P49">Revoke all rights</text:p>
      <text:p text:style-name="P15"><text:span text:style-name="T1"><text:line-break/></text:span><text:span text:style-name="Source_20_Text"><text:span text:style-name="T12">REVOKE ALL ON SCHEMA public FROM public</text:span></text:span></text:p>
      <text:p text:style-name="P15"><text:span text:style-name="Source_20_Text"><text:span text:style-name="T12"/></text:span></text:p>
      <text:p text:style-name="P15"><text:span text:style-name="T1">Lock down the permissions only to user </text:span><text:span text:style-name="Emphasis"><text:span text:style-name="T1">catalog</text:span></text:span></text:p>
      <text:p text:style-name="P15"><text:span text:style-name="Source_20_Text"><text:span text:style-name="T12">GRANT ALL ON SCHEMA public TO catalog;</text:span></text:span></text:p>
      <text:p text:style-name="P15"><text:span text:style-name="Source_20_Text"><text:span text:style-name="T12"/></text:span></text:p>
      <text:p text:style-name="P14"><text:span text:style-name="T1">Inside the Flask application, the database connection is now performed with<text:line-break/></text:span><text:span text:style-name="Source_20_Text"><text:span text:style-name="T12">engine = create_engine('postgresql://catalog:password@localhost/catalog')</text:span></text:span></text:p>
      <text:p text:style-name="P14"><text:span text:style-name="T1">Run </text:span><text:span text:style-name="Source_20_Text"><text:span text:style-name="T12">python model.py </text:span></text:span><text:span text:style-name="T1">and </text:span><text:span text:style-name="Source_20_Text"><text:span text:style-name="T12">python lots_of_data.py</text:span></text:span></text:p>
      <text:p text:style-name="P7"/>
      <text:h text:style-name="P12" text:outline-level="3">Apache2-Config-File</text:h>
      <text:p text:style-name="P6"/>
      <text:list xml:id="list2293957534" text:style-name="L6">
        <text:list-item>
          <text:p text:style-name="P41"><text:span text:style-name="T1">edit apache default virtual file:<text:line-break/></text:span><text:span text:style-name="Source_20_Text"><text:span text:style-name="T12">sudo nano /etc/apache2/sites-available/000-default.conf</text:span></text:span></text:p>
          <text:p text:style-name="P41"><text:span text:style-name="Source_20_Text"><text:span text:style-name="T12"/></text:span></text:p>
        </text:list-item>
        <text:list-item>
          <text:p text:style-name="P35">add content:</text:p>
        </text:list-item>
      </text:list>
      <text:p text:style-name="P16"><text:span text:style-name="Source_20_Text"><text:span text:style-name="T20"><text:s text:c="16"/></text:span></text:span><text:span text:style-name="Source_20_Text"><text:span text:style-name="T15">ServerName xx.xxx.xxx.xx</text:span></text:span></text:p>
      <text:p text:style-name="P10"><text:span text:style-name="Source_20_Text"><text:span text:style-name="T20"><text:s text:c="16"/></text:span></text:span><text:span text:style-name="Source_20_Text"><text:span text:style-name="T15">ServerAdmin admin email</text:span></text:span></text:p>
      <text:p text:style-name="P10"><text:span text:style-name="Source_20_Text"><text:span text:style-name="T20"><text:s text:c="16"/></text:span></text:span><text:span text:style-name="Source_20_Text"><text:span text:style-name="T15">WSGIScriptAlias / /var/www/catalog/itemsCatalog.wsgi</text:span></text:span></text:p>
      <text:p text:style-name="P10"><text:span text:style-name="Source_20_Text"><text:span text:style-name="T20"><text:s text:c="16"/></text:span></text:span><text:span text:style-name="Source_20_Text"><text:span text:style-name="T15">&lt;Directory /var/www/catalog/catalog/&gt;</text:span></text:span></text:p>
      <text:p text:style-name="P10"><text:span text:style-name="Source_20_Text"><text:span text:style-name="T20"><text:s text:c="24"/></text:span></text:span><text:span text:style-name="Source_20_Text"><text:span text:style-name="T15">Order allow,deny</text:span></text:span></text:p>
      <text:p text:style-name="P10"><text:span text:style-name="Source_20_Text"><text:span text:style-name="T20"><text:s text:c="24"/></text:span></text:span><text:span text:style-name="Source_20_Text"><text:span text:style-name="T15">Allow from all</text:span></text:span></text:p>
      <text:p text:style-name="P10"><text:span text:style-name="Source_20_Text"><text:span text:style-name="T20"><text:s text:c="16"/></text:span></text:span><text:span text:style-name="Source_20_Text"><text:span text:style-name="T15">&lt;/Directory&gt;</text:span></text:span></text:p>
      <text:p text:style-name="P10"><text:span text:style-name="Source_20_Text"><text:span text:style-name="T20"><text:s text:c="16"/></text:span></text:span><text:span text:style-name="Source_20_Text"><text:span text:style-name="T15">Alias /static /var/www/catalog/catalog/static</text:span></text:span></text:p>
      <text:p text:style-name="P10"><text:soft-page-break/><text:span text:style-name="Source_20_Text"><text:span text:style-name="T20"><text:s text:c="16"/></text:span></text:span><text:span text:style-name="Source_20_Text"><text:span text:style-name="T15">&lt;Directory /var/www/catalog/catalog/static/&gt;</text:span></text:span></text:p>
      <text:p text:style-name="P10"><text:span text:style-name="Source_20_Text"><text:span text:style-name="T20"><text:s text:c="24"/></text:span></text:span><text:span text:style-name="Source_20_Text"><text:span text:style-name="T15">Order allow,deny</text:span></text:span></text:p>
      <text:p text:style-name="P10"><text:span text:style-name="Source_20_Text"><text:span text:style-name="T20"><text:s text:c="24"/></text:span></text:span><text:span text:style-name="Source_20_Text"><text:span text:style-name="T15">Allow from all</text:span></text:span></text:p>
      <text:p text:style-name="P10"><text:span text:style-name="Source_20_Text"><text:span text:style-name="T20"><text:s text:c="16"/></text:span></text:span><text:span text:style-name="Source_20_Text"><text:span text:style-name="T15">&lt;/Directory&gt;</text:span></text:span></text:p>
      <text:p text:style-name="P10"><text:span text:style-name="Source_20_Text"><text:span text:style-name="T20"><text:s text:c="16"/></text:span></text:span><text:span text:style-name="Source_20_Text"><text:span text:style-name="T15">ErrorLog ${APACHE_LOG_DIR}/error.log</text:span></text:span></text:p>
      <text:p text:style-name="P10"><text:span text:style-name="Source_20_Text"><text:span text:style-name="T20"><text:s text:c="16"/></text:span></text:span><text:span text:style-name="Source_20_Text"><text:span text:style-name="T15">LogLevel warn</text:span></text:span></text:p>
      <text:p text:style-name="P10"><text:span text:style-name="Source_20_Text"><text:span text:style-name="T20"><text:s text:c="16"/></text:span></text:span><text:span text:style-name="Source_20_Text"><text:span text:style-name="T15">CustomLog ${APACHE_LOG_DIR}/access.log combined</text:span></text:span></text:p>
      <text:p text:style-name="P10"><text:span text:style-name="Source_20_Text"><text:span text:style-name="T15">&lt;/VirtualHost&gt;</text:span></text:span></text:p>
      <text:p text:style-name="P7"/>
      <text:p text:style-name="P5"><text:span text:style-name="Source_20_Text"><text:span text:style-name="T1">Resource </text:span></text:span><text:a xlink:type="simple" xlink:href="https://www.digitalocean.com/community/tutorials/how-to-deploy-a-flask-application-on-an-ubuntu-vps" text:style-name="Internet_20_link" text:visited-style-name="Visited_20_Internet_20_Link"><text:span text:style-name="Source_20_Text"><text:span text:style-name="T23">Digital-ocean</text:span></text:span></text:a></text:p>
      <text:p text:style-name="P5"><text:span text:style-name="Source_20_Text"><text:span text:style-name="T12"/></text:span></text:p>
      <text:p text:style-name="Text_20_body"><text:line-break/><text:span text:style-name="Source_20_Text"><text:span text:style-name="T9">App-Config-File</text:span></text:span></text:p>
      <text:list xml:id="list464736076" text:style-name="L7">
        <text:list-item>
          <text:p text:style-name="P42"><text:span text:style-name="T1">In catalog directory “</text:span><text:span text:style-name="Source_20_Text"><text:span text:style-name="T12">cd /var/www/catalog”</text:span></text:span></text:p>
          <text:p text:style-name="P42"/>
        </text:list-item>
        <text:list-item>
          <text:p text:style-name="P43"><text:span text:style-name="T1">Make a itemsCatalog.wsgi file to serve the application over the mod_wsgi.<text:line-break/></text:span><text:span text:style-name="Source_20_Text"><text:span text:style-name="T12">sudo nano itemsCatalog.wsgi</text:span></text:span></text:p>
        </text:list-item>
      </text:list>
      <text:p text:style-name="P7"><text:span text:style-name="Source_20_Text"><text:span text:style-name="T12"/></text:span></text:p>
      <text:list xml:id="list34442179863120" text:continue-numbering="true" text:style-name="L7">
        <text:list-item>
          <text:p text:style-name="P36">Add content:</text:p>
        </text:list-item>
      </text:list>
      <text:p text:style-name="P16"><text:span text:style-name="Source_20_Text"><text:span text:style-name="T13">#!/usr/bin/python</text:span></text:span></text:p>
      <text:p text:style-name="P10"><text:span text:style-name="Source_20_Text"><text:span text:style-name="T13">import sys</text:span></text:span></text:p>
      <text:p text:style-name="P10"><text:span text:style-name="Source_20_Text"><text:span text:style-name="T13">import logging</text:span></text:span></text:p>
      <text:p text:style-name="P10"><text:span text:style-name="Source_20_Text"><text:span text:style-name="T13">logging.basicConfig(stream=sys.stderr)</text:span></text:span></text:p>
      <text:p text:style-name="P10"><text:span text:style-name="Source_20_Text"><text:span text:style-name="T13">sys.path.insert(0,"/var/www/catalog/")</text:span></text:span></text:p>
      <text:p text:style-name="P10"/>
      <text:p text:style-name="P10"><text:span text:style-name="Source_20_Text"><text:span text:style-name="T13">from catalog import app as application</text:span></text:span></text:p>
      <text:p text:style-name="P10"><text:span text:style-name="Source_20_Text"><text:span text:style-name="T13">application.secret_key = 'secret_key'</text:span></text:span></text:p>
      <text:p text:style-name="P17"><text:bookmark text:name="user-content-apache2-config-file"/><text:line-break/></text:p>
      <text:p text:style-name="P4"><text:span text:style-name="T1">restart apache “</text:span><text:span text:style-name="Source_20_Text"><text:span text:style-name="T12">sudo services apache2 restart”</text:span></text:span></text:p>
      <text:p text:style-name="P9"><text:span text:style-name="T1">from your browser visit </text:span><text:a xlink:type="simple" xlink:href="http://35.177.244.230/" text:style-name="Internet_20_link" text:visited-style-name="Visited_20_Internet_20_Link"><text:span text:style-name="T23">http://35.177.244.230/</text:span></text:a></text:p>
      <text:p text:style-name="P47"/>
      <text:p text:style-name="P4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2:07:06.582217233</meta:creation-date>
    <dc:date>2018-06-10T03:43:12.090383209</dc:date>
    <meta:editing-duration>PT3H20M44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5" meta:paragraph-count="108" meta:word-count="549" meta:character-count="4401" meta:non-whitespace-character-count="3683"/>
  </office:meta>
</office:document-meta>
</file>